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style="italic" fo:font-weight="bold" officeooo:paragraph-rsid="00188622" style:font-size-asian="24pt" style:font-style-asian="italic" style:font-weight-asian="bold" style:font-size-complex="24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paragraph-rsid="00188622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paragraph-rsid="00188622" style:font-size-asian="15pt" style:font-weight-asian="bold" style:font-size-complex="15pt" style:font-weight-complex="bold"/>
    </style:style>
    <style:style style:name="P4" style:family="paragraph" style:parent-style-name="Heading_20_1">
      <style:text-properties fo:font-size="16.1000003814697pt" officeooo:paragraph-rsid="00188622" style:font-size-asian="16.1000003814697pt" style:font-size-complex="16.1000003814697pt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188622"/>
    </style:style>
    <style:style style:name="T2" style:family="text">
      <style:text-properties fo:font-style="normal" officeooo:rsid="00188622" style:font-style-asian="normal" style:font-style-complex="normal"/>
    </style:style>
    <style:style style:name="T3" style:family="text">
      <style:text-properties fo:font-style="italic" officeooo:rsid="00188622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</text:span><text:span text:style-name="T2">kipping</text:span><text:span text:style-name="T1"> S</text:span><text:span text:style-name="T2">tone</text:span></text:p>
      <text:p text:style-name="P2"><text:span text:style-name="T1">User Manual</text:span></text:p>
      <text:p text:style-name="P2"><text:span text:style-name="T1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Chapter 1 –Introduction<text:tab/>1</text:p>
          <text:p text:style-name="P6">1.1 –About this Document<text:tab/>1</text:p>
          <text:p text:style-name="P6">1.2 –Using this Document<text:tab/>1</text:p>
          <text:p text:style-name="P5">Chapter 2 –Skipping Stone's Features<text:tab/>1</text:p>
        </text:index-body>
      </text:table-of-content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h text:style-name="P4" text:outline-level="1"><text:span text:style-name="T1">Introduction</text:span></text:h>
      <text:p text:style-name="P3"><text:span text:style-name="T1"/></text:p>
      <text:h text:style-name="Heading_20_2" text:outline-level="2"><text:span text:style-name="T1">About this Document</text:span></text:h>
      <text:p text:style-name="P3"><text:span text:style-name="T1"/></text:p>
      <text:h text:style-name="Heading_20_2" text:outline-level="2"><text:span text:style-name="T1">Using this Document</text:span></text:h>
      <text:p text:style-name="P3"><text:span text:style-name="T1"/></text:p>
      <text:h text:style-name="Heading_20_1" text:outline-level="1"><text:span text:style-name="T3">S</text:span><text:span text:style-name="T1">kipping </text:span><text:span text:style-name="T3">S</text:span><text:span text:style-name="T1">tone's Features</text:span></text:h>
      <text:p text:style-name="Text_20_body"><text:span text:style-name="T1"/></text:p>
      <text:p text:style-name="Text_20_body"><text:span text:style-name="T1"/></text:p>
      <text:h text:style-name="Heading_20_1" text:outline-level="1"><text:span text:style-name="T1">Some Examples</text:span></text:h>
      <text:p text:style-name="Text_20_body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aption_20_characters" style:display-name="Caption characters" style:family="text"/>
    <text:outline-style style:name="Outline">
      <text:outline-level-style text:level="1" text:style-name="Caption_20_characters" style:num-prefix="Chapter " style:num-suffix=" –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 –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 –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 –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dy Oldenhuis</meta:initial-creator>
    <meta:creation-date>2010-10-05T20:01:44</meta:creation-date>
    <dc:date>2010-10-05T20:16:26</dc:date>
    <dc:creator>Rody Oldenhuis</dc:creator>
    <meta:editing-duration>PT00H14M45S</meta:editing-duration>
    <meta:editing-cycles>1</meta:editing-cycles>
    <meta:generator>OpenOffice.org/3.2$Unix OpenOffice.org_project/320m19$Build-9505</meta:generator>
    <meta:document-statistic meta:table-count="0" meta:image-count="0" meta:object-count="0" meta:page-count="1" meta:paragraph-count="12" meta:word-count="52" meta:character-count="279"/>
  </office:meta>
</office:document-meta>
</file>